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6D64D2F9D3A5A5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626cm, 10.341cm, 19.041cm, 6.25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6cm" svg:height="11.613cm" svg:x="0.4cm" svg:y="0.201cm">
          <draw:image xlink:href="Pictures/10000000000005E8000007E056D64D2F9D3A5A5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10:00.522784372</dc:date>
    <meta:editing-duration>PT2M40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